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ctNumberOfTimesVerificationTest.shouldDetectActualInvocationsCountIsMoreThanZer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actNumberOfTimesVerificationTest.shouldAllowVerifyingInteractionNeverHappenedIn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actNumberOfTimesVerificationTest.shouldDetectTooFewActual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actNumberOfTimesVerificationTest.shouldDetectTooManyActual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actNumberOfTimesVerification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NumberOfTimesVerificationTest.shouldDetectActuallyCalledO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actNumberOfTimesVerificationTest.shouldNotCountInStubbed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actNumberOfTimesVerificationTest.shouldAllowVerifyingInteractionNeverHappe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actNumberOfTimesVerificationTest.shouldPassWhenMethodsActuallyNot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